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56000003001CA988031A7273DF.png" manifest:media-type="image/png"/>
  <manifest:file-entry manifest:full-path="Pictures/100000000000055600000300A331DC2D9D9368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4.049cm, 5.906cm, 2.335cm, 4.825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5.633cm, 5.554cm, 2.335cm, 5.644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19.82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7.792cm" svg:height="15.24cm" svg:x="0cm" svg:y="0cm">
          <draw:image xlink:href="Pictures/1000000000000556000003001CA988031A727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3" draw:text-style-name="P1" draw:layer="layout" svg:width="28.217cm" svg:height="13.97cm" svg:x="21.903cm" svg:y="-5.733cm">
          <draw:image xlink:href="Pictures/100000000000055600000300A331DC2D9D936891.png" xlink:type="simple" xlink:show="embed" xlink:actuate="onLoad" draw:mime-type="image/png">
            <text:p/>
          </draw:image>
        </draw:frame>
        <draw:custom-shape draw:style-name="gr4" draw:text-style-name="P1" draw:layer="layout" svg:width="20.32cm" svg:height="1.905cm" svg:x="4.445cm" svg:y="0cm">
          <text:p text:style-name="P1">Head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30T16:21:31.389000000</meta:creation-date>
    <dc:date>2024-01-30T21:57:24.077000000</dc:date>
    <meta:editing-duration>PT5H36M18S</meta:editing-duration>
    <meta:editing-cycles>1</meta:editing-cycles>
    <meta:document-statistic meta:object-count="28"/>
    <meta:generator>LibreOffice/7.6.2.1$Windows_X86_64 LibreOffice_project/56f7684011345957bbf33a7ee678afaf4d2ba333</meta:generator>
  </office:meta>
</office:document-meta>
</file>